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style:text-underline-style="none" fo:font-weight="bold" officeooo:rsid="0004e027" officeooo:paragraph-rsid="0004e027" style:font-size-asian="12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Times New Roman" fo:font-size="12pt" fo:font-style="normal" style:text-underline-style="none" fo:font-weight="bold" officeooo:rsid="00054c5b" officeooo:paragraph-rsid="00054c5b"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style:font-name="Times New Roman" fo:font-size="12pt" fo:font-style="normal" style:text-underline-style="none" fo:font-weight="bold" officeooo:rsid="0008d5ee" officeooo:paragraph-rsid="0008d5ee"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style:font-name="Times New Roman" fo:font-size="12pt" fo:font-style="normal" style:text-underline-style="none" fo:font-weight="normal" officeooo:rsid="000912e8" officeooo:paragraph-rsid="00054c5b"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style:text-underline-style="none" fo:font-weight="normal" officeooo:rsid="000912e8" officeooo:paragraph-rsid="0008d5ee"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font-style="normal" style:text-underline-style="none" fo:font-weight="normal" officeooo:rsid="000a133f" officeooo:paragraph-rsid="000a133f"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style:text-underline-style="none" fo:font-weight="bold" officeooo:rsid="00054c5b" officeooo:paragraph-rsid="00054c5b" style:font-size-asian="12pt" style:font-style-asian="normal" style:font-weight-asian="bold" style:font-size-complex="12pt" style:font-style-complex="normal" style:font-weight-complex="bold"/>
    </style:style>
    <style:style style:name="P8" style:family="paragraph" style:parent-style-name="Standard">
      <style:paragraph-properties fo:margin-left="1in" fo:margin-right="0in" fo:text-align="start" style:justify-single-word="false" fo:text-indent="-1in" style:auto-text-indent="false"/>
      <style:text-properties style:font-name="Times New Roman" fo:font-size="12pt" fo:font-style="normal" style:text-underline-style="none" fo:font-weight="bold" officeooo:rsid="00054c5b" officeooo:paragraph-rsid="00054c5b" style:font-size-asian="12pt" style:font-style-asian="normal" style:font-weight-asian="bold" style:font-size-complex="12pt" style:font-style-complex="normal" style:font-weight-complex="bold"/>
    </style:style>
    <style:style style:name="P9" style:family="paragraph" style:parent-style-name="Standard">
      <style:paragraph-properties fo:margin-left="1in" fo:margin-right="0in" fo:text-align="start" style:justify-single-word="false" fo:text-indent="-1in" style:auto-text-indent="false"/>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10" style:family="paragraph" style:parent-style-name="Standard" style:master-page-name="">
      <style:paragraph-properties fo:margin-left="1in" fo:margin-right="0in" fo:text-align="start" style:justify-single-word="false" fo:text-indent="-1in" style:auto-text-indent="false" style:page-number="auto"/>
      <style:text-properties style:font-name="Times New Roman" fo:font-size="12pt" fo:font-style="normal" style:text-underline-style="none" fo:font-weight="bold" officeooo:rsid="00054c5b" officeooo:paragraph-rsid="00054c5b" style:font-size-asian="12pt" style:font-style-asian="normal" style:font-weight-asian="bold" style:font-size-complex="12pt" style:font-style-complex="normal" style:font-weight-complex="bold"/>
    </style:style>
    <style:style style:name="P11" style:family="paragraph" style:parent-style-name="Standard">
      <style:paragraph-properties fo:margin-left="0.75in" fo:margin-right="0in" fo:text-align="start" style:justify-single-word="false" fo:text-indent="-0.75in" style:auto-text-indent="false"/>
      <style:text-properties style:font-name="Times New Roman" fo:font-size="12pt" fo:font-style="normal" style:text-underline-style="none" fo:font-weight="bold" officeooo:rsid="00054c5b" officeooo:paragraph-rsid="00054c5b" style:font-size-asian="12pt" style:font-style-asian="normal" style:font-weight-asian="bold" style:font-size-complex="12pt" style:font-style-complex="normal" style:font-weight-complex="bold"/>
    </style:style>
    <style:style style:name="P12" style:family="paragraph" style:parent-style-name="Standard" style:master-page-name="">
      <style:paragraph-properties fo:margin-left="0.75in" fo:margin-right="0in" fo:text-align="start" style:justify-single-word="false" fo:text-indent="-0.75in" style:auto-text-indent="false" style:page-number="auto"/>
      <style:text-properties style:font-name="Times New Roman" fo:font-size="12pt" fo:font-style="normal" style:text-underline-style="none" fo:font-weight="bold" officeooo:rsid="00054c5b" officeooo:paragraph-rsid="00054c5b" style:font-size-asian="12pt" style:font-style-asian="normal" style:font-weight-asian="bold" style:font-size-complex="12pt" style:font-style-complex="normal" style:font-weight-complex="bold"/>
    </style:style>
    <style:style style:name="P13" style:family="paragraph" style:parent-style-name="Standard" style:master-page-name="">
      <style:paragraph-properties fo:margin-left="0.6252in" fo:margin-right="0in" fo:text-align="start" style:justify-single-word="false" fo:text-indent="-0.6252in" style:auto-text-indent="false" style:page-number="auto"/>
      <style:text-properties style:font-name="Times New Roman" fo:font-size="12pt" fo:font-style="normal" style:text-underline-style="none" fo:font-weight="bold" officeooo:rsid="00054c5b" officeooo:paragraph-rsid="000a133f" style:font-size-asian="12pt" style:font-style-asian="normal" style:font-weight-asian="bold" style:font-size-complex="12pt" style:font-style-complex="normal" style:font-weight-complex="bold"/>
    </style:style>
    <style:style style:name="P14" style:family="paragraph" style:parent-style-name="Standard">
      <style:paragraph-properties fo:margin-left="0.6252in" fo:margin-right="0in" fo:text-align="start" style:justify-single-word="false" fo:text-indent="-0.6252in" style:auto-text-indent="false"/>
      <style:text-properties style:font-name="Times New Roman" fo:font-size="12pt" fo:font-style="normal" style:text-underline-style="none" fo:font-weight="bold" officeooo:rsid="00054c5b" officeooo:paragraph-rsid="000a133f" style:font-size-asian="12pt" style:font-style-asian="normal" style:font-weight-asian="bold" style:font-size-complex="12pt" style:font-style-complex="normal" style:font-weight-complex="bold"/>
    </style:style>
    <style:style style:name="P15" style:family="paragraph" style:parent-style-name="Standard" style:master-page-name="">
      <style:paragraph-properties fo:margin-left="0.5618in" fo:margin-right="0in" fo:text-align="start" style:justify-single-word="false" fo:text-indent="-0.5618in" style:auto-text-indent="false" style:page-number="auto"/>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16" style:family="paragraph" style:parent-style-name="Standard" style:master-page-name="">
      <style:paragraph-properties fo:margin-left="1.1866in" fo:margin-right="0in" fo:text-align="start" style:justify-single-word="false" fo:text-indent="-1.1866in" style:auto-text-indent="false" style:page-number="auto"/>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17" style:family="paragraph" style:parent-style-name="Standard">
      <style:paragraph-properties fo:margin-left="1.1866in" fo:margin-right="0in" fo:text-align="start" style:justify-single-word="false" fo:text-indent="-1.1866in" style:auto-text-indent="false"/>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18" style:family="paragraph" style:parent-style-name="Standard" style:master-page-name="">
      <style:paragraph-properties fo:margin-left="1.1252in" fo:margin-right="0in" fo:text-align="start" style:justify-single-word="false" fo:text-indent="-1.1252in" style:auto-text-indent="false" style:page-number="auto"/>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19" style:family="paragraph" style:parent-style-name="Standard">
      <style:paragraph-properties fo:margin-left="1.1252in" fo:margin-right="0in" fo:text-align="start" style:justify-single-word="false" fo:text-indent="-1.1252in" style:auto-text-indent="false"/>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20" style:family="paragraph" style:parent-style-name="Standard" style:master-page-name="">
      <style:paragraph-properties fo:margin-left="0.8118in" fo:margin-right="0in" fo:text-align="start" style:justify-single-word="false" fo:text-indent="-0.8118in" style:auto-text-indent="false" style:page-number="auto"/>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21" style:family="paragraph" style:parent-style-name="Standard">
      <style:paragraph-properties fo:margin-left="0.8118in" fo:margin-right="0in" fo:text-align="start" style:justify-single-word="false" fo:text-indent="-0.8118in" style:auto-text-indent="false"/>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22" style:family="paragraph" style:parent-style-name="Standard" style:master-page-name="">
      <style:paragraph-properties fo:margin-left="1.5618in" fo:margin-right="0in" fo:text-align="start" style:justify-single-word="false" fo:text-indent="-1.5618in" style:auto-text-indent="false" style:page-number="auto">
        <style:tab-stops>
          <style:tab-stop style:position="0.061in"/>
        </style:tab-stops>
      </style:paragraph-properties>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23" style:family="paragraph" style:parent-style-name="Standard">
      <style:paragraph-properties fo:margin-left="1.5618in" fo:margin-right="0in" fo:text-align="start" style:justify-single-word="false" fo:text-indent="-1.5618in" style:auto-text-indent="false">
        <style:tab-stops>
          <style:tab-stop style:position="0.061in"/>
        </style:tab-stops>
      </style:paragraph-properties>
      <style:text-properties style:font-name="Times New Roman" fo:font-size="12pt" fo:font-style="normal" style:text-underline-style="none" fo:font-weight="bold" officeooo:rsid="000a133f" officeooo:paragraph-rsid="000a133f" style:font-size-asian="12pt" style:font-style-asian="normal" style:font-weight-asian="bold" style:font-size-complex="12pt" style:font-style-complex="normal" style:font-weight-complex="bold"/>
    </style:style>
    <style:style style:name="P24" style:family="paragraph" style:parent-style-name="Standard" style:master-page-name="">
      <style:paragraph-properties fo:margin-left="1.6252in" fo:margin-right="0in" fo:text-align="start" style:justify-single-word="false" fo:text-indent="-1.6252in" style:auto-text-indent="false" style:page-number="auto"/>
      <style:text-properties style:font-name="Times New Roman" fo:font-size="12pt" fo:font-style="normal" style:text-underline-style="none" fo:font-weight="bold" officeooo:rsid="000a133f" officeooo:paragraph-rsid="000afc4f" style:font-size-asian="12pt" style:font-style-asian="normal" style:font-weight-asian="bold" style:font-size-complex="12pt" style:font-style-complex="normal" style:font-weight-complex="bold"/>
    </style:style>
    <style:style style:name="P25" style:family="paragraph" style:parent-style-name="Standard" style:master-page-name="">
      <style:paragraph-properties fo:margin-left="1.6252in" fo:margin-right="0in" fo:text-align="start" style:justify-single-word="false" fo:text-indent="-1.6252in" style:auto-text-indent="false" style:page-number="auto"/>
      <style:text-properties style:font-name="Times New Roman" fo:font-size="12pt" fo:font-style="normal" style:text-underline-style="none" fo:font-weight="bold" officeooo:rsid="000a133f" officeooo:paragraph-rsid="000afc4f" style:font-size-asian="12pt" style:font-style-asian="normal" style:font-weight-asian="bold" style:font-size-complex="12pt" style:font-style-complex="normal" style:font-weight-complex="bold"/>
    </style:style>
    <style:style style:name="P26" style:family="paragraph" style:parent-style-name="Standard">
      <style:paragraph-properties fo:margin-left="1.6252in" fo:margin-right="0in" fo:text-align="start" style:justify-single-word="false" fo:text-indent="-1.6252in" style:auto-text-indent="false"/>
      <style:text-properties style:font-name="Times New Roman" fo:font-size="12pt" fo:font-style="normal" style:text-underline-style="none" fo:font-weight="bold" officeooo:rsid="000a133f" officeooo:paragraph-rsid="000afc4f" style:font-size-asian="12pt" style:font-style-asian="normal" style:font-weight-asian="bold" style:font-size-complex="12pt" style:font-style-complex="normal" style:font-weight-complex="bold"/>
    </style:style>
    <style:style style:name="P27" style:family="paragraph" style:parent-style-name="Heading_20_2">
      <style:paragraph-properties fo:text-align="center" style:justify-single-word="false"/>
      <style:text-properties style:font-name="Times New Roman"/>
    </style:style>
    <style:style style:name="T1" style:family="text">
      <style:text-properties fo:font-weight="normal" style:font-weight-asian="normal" style:font-weight-complex="normal"/>
    </style:style>
    <style:style style:name="T2" style:family="text">
      <style:text-properties fo:font-weight="normal" officeooo:rsid="0006f700" style:font-weight-asian="normal" style:font-weight-complex="normal"/>
    </style:style>
    <style:style style:name="T3" style:family="text">
      <style:text-properties fo:font-weight="normal" officeooo:rsid="0008d5ee" style:font-weight-asian="normal" style:font-weight-complex="normal"/>
    </style:style>
    <style:style style:name="T4" style:family="text">
      <style:text-properties fo:font-weight="normal" officeooo:rsid="000912e8" style:font-weight-asian="normal" style:font-weight-complex="normal"/>
    </style:style>
    <style:style style:name="T5" style:family="text">
      <style:text-properties fo:font-weight="normal" officeooo:rsid="000a133f" style:font-weight-asian="normal" style:font-weight-complex="normal"/>
    </style:style>
    <style:style style:name="T6" style:family="text">
      <style:text-properties fo:font-weight="normal" officeooo:rsid="000a259a" style:font-weight-asian="normal" style:font-weight-complex="normal"/>
    </style:style>
    <style:style style:name="T7" style:family="text">
      <style:text-properties fo:font-weight="normal" officeooo:rsid="000afc4f" style:font-weight-asian="normal" style:font-weight-complex="normal"/>
    </style:style>
    <style:style style:name="T8" style:family="text">
      <style:text-properties fo:font-weight="normal" officeooo:rsid="000c956c" style:font-weight-asian="normal" style:font-weight-complex="normal"/>
    </style:style>
    <style:style style:name="T9" style:family="text">
      <style:text-properties officeooo:rsid="000a133f"/>
    </style:style>
    <style:style style:name="T10" style:family="text">
      <style:text-properties officeooo:rsid="000912e8"/>
    </style:style>
    <style:style style:name="T11" style:family="text">
      <style:text-properties officeooo:rsid="000c95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Data Dictionary</text:h>
      <text:p text:style-name="P1"/>
      <text:p text:style-name="P10">Registration: <text:span text:style-name="T2">Registration is the process of </text:span><text:span text:style-name="T3">obtaining </text:span><text:span text:style-name="T8">athletes</text:span><text:span text:style-name="T3"> who have successfully completed all qualification rounds prior to the Winter Olympics. Registration places </text:span><text:span text:style-name="T8">athletes</text:span><text:span text:style-name="T3"> into their respective country (teams). </text:span><text:span text:style-name="T4">Registration also places </text:span><text:span text:style-name="T8">athletes</text:span><text:span text:style-name="T4"> to a specified event.</text:span></text:p>
      <text:p text:style-name="P8"/>
      <text:p text:style-name="P9"><text:span text:style-name="T10">T</text:span>eam: <text:span text:style-name="T6">A team represents each country in the Winter Olympics. </text:span></text:p>
      <text:p text:style-name="P9"/>
      <text:p text:style-name="P9"><text:span text:style-name="T11">Athlete</text:span>: <text:span text:style-name="T6">An </text:span><text:span text:style-name="T8">athlete</text:span><text:span text:style-name="T6"> is a solo human a part of a team in the Winter Olympics. </text:span></text:p>
      <text:p text:style-name="P2"/>
      <text:p text:style-name="P12">Schedule: <text:span text:style-name="T4">Scheduling is the chronological listing of events over the course of two weeks. Scheduling also shows which event is at which area.</text:span></text:p>
      <text:p text:style-name="P11"><text:span text:style-name="T4"/></text:p>
      <text:p text:style-name="P13">Scoring: <text:span text:style-name="T4">Scoring is the act of taking the judge's scores that are given to the participant at their respective event.</text:span></text:p>
      <text:p text:style-name="P14"><text:span text:style-name="T10"><text:s/></text:span></text:p>
      <text:p text:style-name="P15">Judge: <text:span text:style-name="T6">A judge is a qualified athlete to score and assess each event. A judge is independent of all teams.</text:span></text:p>
      <text:p text:style-name="P6"/>
      <text:p text:style-name="P3"><text:span text:style-name="T9">Rink</text:span>: <text:span text:style-name="T5">Rink</text:span><text:span text:style-name="T4"> is the location of each event determined by the schedule.</text:span></text:p>
      <text:p text:style-name="P5"/>
      <text:p text:style-name="P2">Database: <text:span text:style-name="T4">A database is the collection of all the information of the Winter Olympics.</text:span></text:p>
      <text:p text:style-name="P4"/>
      <text:p text:style-name="P2">Event: <text:span text:style-name="T4">An event is the specific competition at a specified arena determined by the schedule. </text:span></text:p>
      <text:p text:style-name="P2"/>
      <text:p text:style-name="P16"><text:span text:style-name="T10">F</text:span>igure Skating: <text:span text:style-name="T1">Figure Skating is one of the two main sporting categories that consist of three unique events which athletes participate </text:span><text:span text:style-name="T6">separately </text:span><text:span text:style-name="T1">as well as in pairs.</text:span></text:p>
      <text:p text:style-name="P17"><text:span text:style-name="T1"/></text:p>
      <text:p text:style-name="P18">Single Skating: <text:span text:style-name="T6">Single Skating is where athletes participate separately. Single Skating utilizes the long program scenario where each athlete is free to do their own, unique, performance. Each athlete performs solo on the rink (separate of other competitor pairs).</text:span></text:p>
      <text:p text:style-name="P19"><text:span text:style-name="T6"/></text:p>
      <text:p text:style-name="P16">Couple Skating: <text:span text:style-name="T6">Couple Skating is where athletes participate in pairs. Couple Skating utilizes the long program scenario where each athlete is free to do their own, unique, performance. The pairs are male/female only. Each pair performs solo on the rink (separate of other competitor pairs).</text:span></text:p>
      <text:p text:style-name="P17"><text:span text:style-name="T6"/></text:p>
      <text:p text:style-name="P20">Ice Dance: <text:span text:style-name="T6">Ice Dance is where athletes participate in pairs. Ice Dance utilizes the same technique as Couple Skating, but the dancing is all done in tandem versus implementing technical tricks. The pairs are male/female only. Each pair performs solo on the rink (separate of other competitor pairs).</text:span></text:p>
      <text:p text:style-name="P21"><text:span text:style-name="T6"/></text:p>
      <text:p text:style-name="P18">Speed Skating: <text:span text:style-name="T6">Speed Skating is one of the two main sporting categories that consist of three unique events which athletes participate separately.</text:span></text:p>
      <text:p text:style-name="P19"><text:span text:style-name="T6"/></text:p>
      <text:p text:style-name="P22">Speed Skating 500m: <text:span text:style-name="T6">Speed Skating 500m </text:span><text:span text:style-name="T7">is where athletes utilize inline skates and race around a 400m rink. Whichever athlete crosses the finish line first has the lowest time.</text:span></text:p>
      <text:p text:style-name="P23"><text:soft-page-break/><text:span text:style-name="T7"/></text:p>
      <text:p text:style-name="P24">Speed Skating 1000m: <text:span text:style-name="T6">Speed Skating </text:span><text:span text:style-name="T7">1000</text:span><text:span text:style-name="T6">m </text:span><text:span text:style-name="T7">is where athletes utilize inline skates and race around a 400m rink. Whichever athlete crosses the finish line first has the lowest time.</text:span></text:p>
      <text:p text:style-name="P26"><text:span text:style-name="T7"/></text:p>
      <text:p text:style-name="P24">Speed Skating 1500m: <text:span text:style-name="T6">Speed Skating </text:span><text:span text:style-name="T7">1500</text:span><text:span text:style-name="T6">m </text:span><text:span text:style-name="T7">is where athletes utilize inline skates and race around a 400m rink. Whichever athlete crosses the finish line first has the lowes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tlegoss </meta:initial-creator>
    <meta:creation-date>2018-03-06T09:09:10.185252665</meta:creation-date>
    <dc:date>2018-03-09T18:15:03.560485114</dc:date>
    <dc:creator>tutlegoss </dc:creator>
    <meta:editing-duration>PT1H44M34S</meta:editing-duration>
    <meta:editing-cycles>5</meta:editing-cycles>
    <meta:generator>LibreOffice/4.3.3.2$Linux_X86_64 LibreOffice_project/430m0$Build-2</meta:generator>
    <meta:document-statistic meta:table-count="0" meta:image-count="0" meta:object-count="0" meta:page-count="2" meta:paragraph-count="19" meta:word-count="436" meta:character-count="2738" meta:non-whitespace-character-count="2316"/>
  </office:meta>
</office:document-meta>
</file>